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Courier PC" svg:font-family="'Courier P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pag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fo:language="en" fo:country="US" style:font-name-asian="Courier" style:font-size-asian="12pt" style:font-name-complex="Courier" style:font-size-complex="12pt"/>
    </style:style>
    <style:style style:name="P4" style:family="paragraph" style:parent-style-name="Standard" style:master-page-name="PM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page"/>
      <style:text-properties fo:color="#000000" loext:opacity="100%" style:font-name="Courier" fo:font-size="12pt" fo:language="en" fo:country="US" style:font-name-asian="Courier" style:font-size-asian="12pt" style:font-name-complex="Courier" style:font-size-complex="12pt"/>
    </style:style>
    <style:style style:name="P5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fo:language="en" fo:country="US" fo:font-weight="bold" style:font-name-asian="Courier" style:font-size-asian="12pt" style:font-weight-asian="bold" style:font-name-complex="Courier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fo:language="en" fo:country="US" fo:font-weight="bold" style:font-name-asian="Courier" style:font-size-asian="12pt" style:font-weight-asian="bold" style:font-name-complex="Courier" style:font-size-complex="12pt" style:font-weight-complex="bold"/>
    </style:style>
    <style:style style:name="P7" style:family="paragraph" style:parent-style-name="Standard" style:master-page-name="PM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page"/>
      <style:text-properties fo:color="#000000" loext:opacity="100%" style:font-name="Courier" fo:font-size="12pt" fo:language="en" fo:country="US" fo:font-weight="bold" style:font-name-asian="Courier" style:font-size-asian="12pt" style:font-weight-asian="bold" style:font-name-complex="Courier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fo:language="en" fo:country="US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5pt" fo:language="en" fo:country="US" fo:font-style="italic" fo:font-weight="bold" style:font-name-asian="Courier" style:font-size-asian="15pt" style:font-style-asian="italic" style:font-weight-asian="bold" style:font-name-complex="Courier" style:font-size-complex="15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4pt" fo:language="en" fo:country="US" style:text-underline-style="solid" style:text-underline-width="auto" style:text-underline-color="font-color" fo:font-weight="bold" style:font-name-asian="Courier" style:font-size-asian="14pt" style:font-weight-asian="bold" style:font-name-complex="Courier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 PC" fo:font-size="12pt" fo:language="en" fo:country="US" fo:font-weight="bold" style:font-name-asian="Courier PC" style:font-size-asian="12pt" style:font-weight-asian="bold" style:font-name-complex="Courier PC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 PC" fo:font-size="12pt" fo:language="en" fo:country="US" style:font-name-asian="Courier PC" style:font-size-asian="12pt" style:font-name-complex="Courier PC" style:font-size-complex="12pt"/>
    </style:style>
    <style:style style:name="P13" style:family="paragraph" style:parent-style-name="Standard" style:master-page-name="PM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page"/>
    </style:style>
    <style:style style:name="T1" style:family="text">
      <style:text-properties fo:color="#000000" loext:opacity="100%" style:font-name="Courier" fo:font-size="12pt" fo:language="en" fo:country="US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fo:language="en" fo:country="US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loext:opacity="100%" style:font-name="Courier" fo:font-size="12pt" fo:language="en" fo:country="US" fo:font-style="italic" style:font-name-asian="Courier" style:font-size-asian="12pt" style:font-style-asian="italic" style:font-name-complex="Courier" style:font-size-complex="12pt" style:font-style-complex="italic"/>
    </style:style>
    <style:style style:name="T4" style:family="text">
      <style:text-properties fo:color="#000000" loext:opacity="100%" style:font-name="Courier" fo:font-size="12pt" fo:language="en" fo:country="US" style:text-underline-style="solid" style:text-underline-width="auto" style:text-underline-color="font-color" fo:font-weight="bold" style:font-name-asian="Courier" style:font-size-asian="12pt" style:font-weight-asian="bold" style:font-name-complex="Courier" style:font-size-complex="12pt" style:font-weight-complex="bold"/>
    </style:style>
    <style:style style:name="T5" style:family="text">
      <style:text-properties fo:color="#000000" loext:opacity="100%" style:font-name="Courier" fo:font-size="12pt" fo:language="en" fo:country="US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6" style:family="text">
      <style:text-properties fo:color="#000000" loext:opacity="100%" style:font-name="Courier" fo:font-size="15pt" fo:language="en" fo:country="US" fo:font-style="italic" fo:font-weight="bold" style:font-name-asian="Courier" style:font-size-asian="15pt" style:font-style-asian="italic" style:font-weight-asian="bold" style:font-name-complex="Courier" style:font-size-complex="15pt" style:font-style-complex="italic" style:font-weight-complex="bold"/>
    </style:style>
    <style:style style:name="T7" style:family="text">
      <style:text-properties fo:color="#000000" loext:opacity="100%" style:font-name="Courier" fo:font-size="14pt" fo:language="en" fo:country="US" style:text-underline-style="solid" style:text-underline-width="auto" style:text-underline-color="font-color" fo:font-weight="bold" style:font-name-asian="Courier" style:font-size-asian="14pt" style:font-weight-asian="bold" style:font-name-complex="Courier" style:font-size-complex="14pt" style:font-weight-complex="bold"/>
    </style:style>
    <style:style style:name="T8" style:family="text">
      <style:text-properties fo:color="#000000" loext:opacity="100%" style:font-name="Courier PC" fo:font-size="12pt" fo:language="en" fo:country="US" fo:font-weight="bold" style:font-name-asian="Courier PC" style:font-size-asian="12pt" style:font-weight-asian="bold" style:font-name-complex="Courier PC" style:font-size-complex="12pt" style:font-weight-complex="bold"/>
    </style:style>
    <style:style style:name="T9" style:family="text">
      <style:text-properties fo:color="#000000" loext:opacity="100%" style:font-name="Courier PC" fo:font-size="12pt" fo:language="en" fo:country="US" style:font-name-asian="Courier PC" style:font-size-asian="12pt" style:font-name-complex="Courier P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crosoft's: User's Reference for MS-DOS ver3.3</text:p>
      <text:p text:style-name="P6"><text:tab/><text:tab/><text:tab/><text:tab/><text:tab/>Appendix C, Installable Device Drivers.</text:p>
      <text:p text:style-name="P6">══════════════════════════════════════════════════════════════════</text:p>
      <text:p text:style-name="P9">ANSI.SYS</text:p>
      <text:p text:style-name="P3"/>
      <text:p text:style-name="P1"><text:span text:style-name="T1">The </text:span><text:span text:style-name="T3">ansi.sys</text:span><text:span text:style-name="T1"> installable device driver lets you use ANSI escape sequences in real mode. An ANSI </text:span><text:span text:style-name="T3">escape sequence</text:span><text:span text:style-name="T1"> is a series of characters (beginning with an <text:s/>escape character or keystroke) developed by the American National Standards <text:s/>Institute (ANSI).</text:span></text:p>
      <text:p text:style-name="P3">These sequences are used to define functions for MS-DOS. Specifically, you can change graphics functions and affect the movement of the cursor.</text:p>
      <text:p text:style-name="P3"/>
      <text:p text:style-name="P3"/>
      <text:p text:style-name="P10">Installing Ansi.sys</text:p>
      <text:p text:style-name="P3"/>
      <text:p text:style-name="P1"><text:span text:style-name="T1">To install </text:span><text:span text:style-name="T3">ansi.sys</text:span><text:span text:style-name="T1">, include a command line of the following form in your </text:span><text:span text:style-name="T3">config.sys</text:span><text:span text:style-name="T1"> file:</text:span></text:p>
      <text:p text:style-name="P3"/>
      <text:p text:style-name="P1"><text:span text:style-name="T2"><text:tab/>device</text:span><text:span text:style-name="T1">=[</text:span><text:span text:style-name="T3">drive</text:span><text:span text:style-name="T1">][</text:span><text:span text:style-name="T3">path</text:span><text:span text:style-name="T1">]</text:span><text:span text:style-name="T2">ansi.sys</text:span></text:p>
      <text:p text:style-name="P3"/>
      <text:p text:style-name="P1"><text:span text:style-name="T1">The escape sequences used in the </text:span><text:span text:style-name="T3">ansi.sys</text:span><text:span text:style-name="T1"> file are listed in an appendix found at the end of this manual.</text:span></text:p>
      <text:p text:style-name="P3"/>
      <text:p text:style-name="P3"/>
      <text:p text:style-name="P10">ANSI Escape Sequences Used with MS-DOS</text:p>
      <text:p text:style-name="P3"/>
      <text:p text:style-name="P3">This section lists and explains valid ANSI escape sequences for MS-DOS.</text:p>
      <text:p text:style-name="P3"/>
      <text:p text:style-name="P3">The variables listed in the escape sequences themselves are as follows:</text:p>
      <text:p text:style-name="P3"/>
      <text:p text:style-name="P3"/>
      <text:p text:style-name="P10">The Ansi.sys variables:</text:p>
      <text:p text:style-name="P3"/>
      <text:p text:style-name="P6"><text:s text:c="2"/>Code<text:tab/><text:tab/>Description</text:p>
      <text:p text:style-name="P11">__________________________________________________________________</text:p>
      <text:p text:style-name="P12"/>
      <text:p text:style-name="P1"><text:span text:style-name="T1"><text:s text:c="3"/></text:span><text:span text:style-name="T3">Pn</text:span><text:span text:style-name="T1"><text:tab/><text:tab/></text:span><text:span text:style-name="T3">Numeric parameter</text:span><text:span text:style-name="T1"> - a decimal number that you </text:span></text:p>
      <text:p text:style-name="P3"><text:tab/><text:tab/><text:tab/>specify with ASCII digits.</text:p>
      <text:p text:style-name="P3"/>
      <text:p text:style-name="P1"><text:span text:style-name="T1"><text:s text:c="3"/></text:span><text:span text:style-name="T3">Ps</text:span><text:span text:style-name="T1"><text:tab/><text:tab/></text:span><text:span text:style-name="T3">Selective parameter</text:span><text:span text:style-name="T1"> - a decimal number that you use </text:span></text:p>
      <text:p text:style-name="P3"><text:tab/><text:tab/><text:tab/>to select a subfunction. You may specify more than </text:p>
      <text:p text:style-name="P3"><text:tab/><text:tab/><text:tab/>one subfunction by separating the parameters with </text:p>
      <text:p text:style-name="P3"><text:tab/><text:tab/><text:tab/>semicolons.</text:p>
      <text:p text:style-name="P3"/>
      <text:p text:style-name="P1"><text:span text:style-name="T1"><text:s text:c="3"/></text:span><text:span text:style-name="T3">Pl</text:span><text:span text:style-name="T1"><text:tab/><text:tab/></text:span><text:span text:style-name="T3">Line parameter</text:span><text:span text:style-name="T1"> - a decimal number that you specify </text:span></text:p>
      <text:p text:style-name="P3"><text:tab/><text:tab/><text:tab/>with ASCII digits.</text:p>
      <text:p text:style-name="P3"/>
      <text:p text:style-name="P1"><text:soft-page-break/><text:span text:style-name="T1"><text:s text:c="3"/></text:span><text:span text:style-name="T3">Pc</text:span><text:span text:style-name="T1"><text:tab/><text:tab/></text:span><text:span text:style-name="T3">Column parameter</text:span><text:span text:style-name="T1"> - a decimal number that you </text:span></text:p>
      <text:p text:style-name="P3"><text:tab/><text:tab/><text:tab/>specify with ASCII digits.</text:p>
      <text:p text:style-name="P3"/>
      <text:p text:style-name="P3"/>
      <text:p text:style-name="P6"/>
      <text:p text:style-name="P7">The ANSI Escape Sequence List:</text:p>
      <text:p text:style-name="P6"/>
      <text:p text:style-name="P6"><text:s/>Sequence<text:tab/><text:tab/>Function</text:p>
      <text:p text:style-name="P6">__________________________________________________________________</text:p>
      <text:p text:style-name="P3"/>
      <text:p text:style-name="P8">Changing the cursor position:</text:p>
      <text:p text:style-name="P3"/>
      <text:p text:style-name="P1"><text:span text:style-name="T1"><text:s/>ESC[</text:span><text:span text:style-name="T3">Pl</text:span><text:span text:style-name="T1">;</text:span><text:span text:style-name="T3">Pc</text:span><text:span text:style-name="T2">H</text:span><text:span text:style-name="T1"><text:tab/><text:tab/></text:span><text:span text:style-name="T5">Cursor Position (CUP)</text:span></text:p>
      <text:p text:style-name="P3"/>
      <text:p text:style-name="P1"><text:span text:style-name="T1"><text:s/>ESC[</text:span><text:span text:style-name="T3">Pl</text:span><text:span text:style-name="T1">;</text:span><text:span text:style-name="T3">Pc</text:span><text:span text:style-name="T2">F</text:span><text:span text:style-name="T1"><text:tab/><text:tab/></text:span><text:span text:style-name="T5">Horizontal &amp; Vertical Position (HVP)</text:span></text:p>
      <text:p text:style-name="P3"/>
      <text:p text:style-name="P3"><text:tab/><text:tab/><text:tab/><text:tab/>CUP and HVP move the cursor to the position </text:p>
      <text:p text:style-name="P3"><text:tab/><text:tab/><text:tab/><text:tab/>specified by the parameters. When no </text:p>
      <text:p text:style-name="P3"><text:tab/><text:tab/><text:tab/><text:tab/>parameters are provided, the cursor moves to </text:p>
      <text:p text:style-name="P3"><text:tab/><text:tab/><text:tab/><text:tab/>the home position (the upper-left corner of </text:p>
      <text:p text:style-name="P3"><text:tab/><text:tab/><text:tab/><text:tab/>the screen).</text:p>
      <text:p text:style-name="P3"/>
      <text:p text:style-name="P1"><text:span text:style-name="T1"><text:s/>ESC[</text:span><text:span text:style-name="T3">Pn</text:span><text:span text:style-name="T2">A</text:span><text:span text:style-name="T1"><text:tab/><text:tab/><text:tab/></text:span><text:span text:style-name="T5">Cursor Up (CUU)</text:span></text:p>
      <text:p text:style-name="P3"/>
      <text:p text:style-name="P1"><text:span text:style-name="T1"><text:tab/><text:tab/><text:tab/><text:tab/>This sequence moves the cursor up </text:span><text:span text:style-name="T3">Pn</text:span><text:span text:style-name="T1"> lines </text:span></text:p>
      <text:p text:style-name="P3"><text:tab/><text:tab/><text:tab/><text:tab/>without changing columns. If the cursor is </text:p>
      <text:p text:style-name="P3"><text:tab/><text:tab/><text:tab/><text:tab/>already on the top line, MS-DOS ignores the </text:p>
      <text:p text:style-name="P3"><text:tab/><text:tab/><text:tab/><text:tab/>CUU sequence.</text:p>
      <text:p text:style-name="P3"/>
      <text:p text:style-name="P1"><text:span text:style-name="T1"><text:s/>ESC[</text:span><text:span text:style-name="T3">Pn</text:span><text:span text:style-name="T2">B</text:span><text:span text:style-name="T1"><text:tab/><text:tab/><text:tab/></text:span><text:span text:style-name="T5">Cursor Down (CUD)</text:span></text:p>
      <text:p text:style-name="P3"/>
      <text:p text:style-name="P1"><text:span text:style-name="T1"><text:tab/><text:tab/><text:tab/><text:tab/>This sequence moves the cursor down </text:span><text:span text:style-name="T3">Pn</text:span><text:span text:style-name="T1"> lines </text:span></text:p>
      <text:p text:style-name="P3"><text:tab/><text:tab/><text:tab/><text:tab/>without changing columns. If the cursor is </text:p>
      <text:p text:style-name="P3"><text:tab/><text:tab/><text:tab/><text:tab/>already on the bottom line, MS-DOS ignores the </text:p>
      <text:p text:style-name="P3"><text:tab/><text:tab/><text:tab/><text:tab/>CUD sequence.</text:p>
      <text:p text:style-name="P3"/>
      <text:p text:style-name="P1"><text:span text:style-name="T1"><text:s/>ESC[</text:span><text:span text:style-name="T3">Pn</text:span><text:span text:style-name="T2">C</text:span><text:span text:style-name="T1"><text:tab/><text:tab/><text:tab/></text:span><text:span text:style-name="T5">Cursor Forward (CUF)</text:span></text:p>
      <text:p text:style-name="P3"/>
      <text:p text:style-name="P1"><text:span text:style-name="T1"><text:tab/><text:tab/><text:tab/><text:tab/>This sequence moves the cursor forward </text:span><text:span text:style-name="T3">Pn</text:span><text:span text:style-name="T1"> </text:span></text:p>
      <text:p text:style-name="P3"><text:tab/><text:tab/><text:tab/><text:tab/>columns without changing lines. If the cursor <text:tab/><text:tab/><text:tab/><text:tab/>is already in the far right column, MS-DOS </text:p>
      <text:p text:style-name="P3"><text:tab/><text:tab/><text:tab/><text:tab/>ignores the CUF sequence.</text:p>
      <text:p text:style-name="P3"><text:tab/><text:tab/><text:tab/></text:p>
      <text:p text:style-name="P1"><text:span text:style-name="T1"><text:s/>ESC[</text:span><text:span text:style-name="T3">Pn</text:span><text:span text:style-name="T2">D</text:span><text:span text:style-name="T1"><text:tab/><text:tab/><text:tab/></text:span><text:span text:style-name="T5">Cursor Forward (CUB)</text:span></text:p>
      <text:p text:style-name="P3"/>
      <text:p text:style-name="P1"><text:span text:style-name="T1"><text:tab/><text:tab/><text:tab/><text:tab/>This sequence moves the cursor back </text:span><text:span text:style-name="T3">Pn</text:span><text:span text:style-name="T1"> columns </text:span></text:p>
      <text:p text:style-name="P3"><text:tab/><text:tab/><text:tab/><text:tab/>without changing lines. If the cursor is </text:p>
      <text:p text:style-name="P3"><text:tab/><text:tab/><text:tab/><text:tab/>already in the far left column, MS-DOS ignores </text:p>
      <text:p text:style-name="P3"><text:tab/><text:tab/><text:tab/><text:tab/>the CUB sequence.</text:p>
      <text:p text:style-name="P3"/>
      <text:p text:style-name="P1"><text:span text:style-name="T1"><text:s/>ESC[6</text:span><text:span text:style-name="T2">n</text:span><text:span text:style-name="T1"><text:tab/><text:tab/><text:tab/></text:span><text:span text:style-name="T5">Device Status Report (DSR)</text:span></text:p>
      <text:p text:style-name="P3"/>
      <text:p text:style-name="P3"><text:tab/><text:tab/><text:tab/><text:tab/>The console driver outputs an RCP sequence </text:p>
      <text:p text:style-name="P3"><text:tab/><text:tab/><text:tab/><text:tab/>when it receives the DSR escape sequence.</text:p>
      <text:p text:style-name="P3"/>
      <text:p text:style-name="P1"><text:soft-page-break/><text:span text:style-name="T1"><text:s/>ESC[</text:span><text:span text:style-name="T2">s</text:span><text:span text:style-name="T1"><text:tab/><text:tab/><text:tab/></text:span><text:span text:style-name="T5">Save Cursor Position (SCP)</text:span></text:p>
      <text:p text:style-name="P3"/>
      <text:p text:style-name="P3"><text:tab/><text:tab/><text:tab/><text:tab/>The console driver saves the current cursor </text:p>
      <text:p text:style-name="P3"><text:tab/><text:tab/><text:tab/><text:tab/>position. This position can be restored with </text:p>
      <text:p text:style-name="P3"><text:tab/><text:tab/><text:tab/><text:tab/>the RCP sequence.</text:p>
      <text:p text:style-name="P3"/>
      <text:p text:style-name="P13"><text:span text:style-name="T1"><text:s/>ESC[</text:span><text:span text:style-name="T2">u</text:span><text:span text:style-name="T1"><text:tab/><text:tab/><text:tab/></text:span><text:span text:style-name="T5">Restore Cursor Position (RCP)</text:span></text:p>
      <text:p text:style-name="P3"/>
      <text:p text:style-name="P3"><text:tab/><text:tab/><text:tab/><text:tab/>This sequence restores the cursor position to </text:p>
      <text:p text:style-name="P3"><text:tab/><text:tab/><text:tab/><text:tab/>the value it had when the console driver </text:p>
      <text:p text:style-name="P3"><text:tab/><text:tab/><text:tab/><text:tab/>received the SCP sequence.</text:p>
      <text:p text:style-name="P3"/>
      <text:p text:style-name="P3"/>
      <text:p text:style-name="P8">Affecting erase functions:</text:p>
      <text:p text:style-name="P3"/>
      <text:p text:style-name="P1"><text:span text:style-name="T1"><text:s/>ESC[2</text:span><text:span text:style-name="T2">J</text:span><text:span text:style-name="T1"><text:tab/><text:tab/><text:tab/></text:span><text:span text:style-name="T5">Erase Display (ED)</text:span></text:p>
      <text:p text:style-name="P3"/>
      <text:p text:style-name="P3"><text:tab/><text:tab/><text:tab/><text:tab/>The ED sequence erases the screen. The cursor </text:p>
      <text:p text:style-name="P3"><text:tab/><text:tab/><text:tab/><text:tab/>then goes to the home position.</text:p>
      <text:p text:style-name="P3"/>
      <text:p text:style-name="P1"><text:span text:style-name="T1"><text:s/>ESC[</text:span><text:span text:style-name="T2">K</text:span><text:span text:style-name="T1"><text:tab/><text:tab/><text:tab/></text:span><text:span text:style-name="T5">Erase Line (EL)</text:span></text:p>
      <text:p text:style-name="P3"/>
      <text:p text:style-name="P3"><text:tab/><text:tab/><text:tab/><text:tab/>This sequence erases from the cursor to the </text:p>
      <text:p text:style-name="P3"><text:tab/><text:tab/><text:tab/><text:tab/>end of the line (including the cursor </text:p>
      <text:p text:style-name="P3"><text:tab/><text:tab/><text:tab/><text:tab/>position).</text:p>
      <text:p text:style-name="P3"/>
      <text:p text:style-name="P3"/>
      <text:p text:style-name="P8">Affecting screen graphics:</text:p>
      <text:p text:style-name="P3"/>
      <text:p text:style-name="P1"><text:span text:style-name="T1"><text:s/>ESC[</text:span><text:span text:style-name="T3">Ps</text:span><text:span text:style-name="T1">;...;</text:span><text:span text:style-name="T3">Ps</text:span><text:span text:style-name="T2">m</text:span><text:span text:style-name="T1"><text:tab/></text:span><text:span text:style-name="T5">Set Graphics Rendition (SGR)</text:span></text:p>
      <text:p text:style-name="P3"/>
      <text:p text:style-name="P3"><text:tab/><text:tab/><text:tab/><text:tab/>The SGR escape sequence calls the graphic </text:p>
      <text:p text:style-name="P3"><text:tab/><text:tab/><text:tab/><text:tab/>functions specified by the following numeric </text:p>
      <text:p text:style-name="P3"><text:tab/><text:tab/><text:tab/><text:tab/>parameters. These functions remain until the </text:p>
      <text:p text:style-name="P3"><text:tab/><text:tab/><text:tab/><text:tab/>next occurence of an SGR escape sequence.</text:p>
      <text:p text:style-name="P3"/>
      <text:p text:style-name="P1"><text:span text:style-name="T1"><text:tab/><text:tab/><text:tab/><text:tab/></text:span><text:span text:style-name="T5">Graphics Functions</text:span></text:p>
      <text:p text:style-name="P3"/>
      <text:p text:style-name="P3"><text:tab/><text:tab/><text:tab/><text:tab/> <text:s/>0<text:tab/>All attributes off</text:p>
      <text:p text:style-name="P3"><text:tab/><text:tab/><text:tab/><text:tab/> <text:s/>1<text:tab/>Bold on</text:p>
      <text:p text:style-name="P3"><text:tab/><text:tab/><text:tab/><text:tab/> <text:s/>2<text:tab/>Faint on</text:p>
      <text:p text:style-name="P3"><text:tab/><text:tab/><text:tab/><text:tab/> <text:s/>3<text:tab/>Italic on</text:p>
      <text:p text:style-name="P3"><text:tab/><text:tab/><text:tab/><text:tab/> <text:s/>5<text:tab/>Blink on</text:p>
      <text:p text:style-name="P3"><text:tab/><text:tab/><text:tab/><text:tab/> <text:s/>6<text:tab/>Rapid blink on</text:p>
      <text:p text:style-name="P3"><text:tab/><text:tab/><text:tab/><text:tab/> <text:s/>7<text:tab/>Reverse video on</text:p>
      <text:p text:style-name="P3"><text:tab/><text:tab/><text:tab/><text:tab/> <text:s/>8<text:tab/>Concealed on</text:p>
      <text:p text:style-name="P3"><text:tab/><text:tab/><text:tab/><text:tab/> 30<text:tab/>Black foreground</text:p>
      <text:p text:style-name="P3"><text:tab/><text:tab/><text:tab/><text:tab/> 31<text:tab/>Red foreground</text:p>
      <text:p text:style-name="P3"><text:tab/><text:tab/><text:tab/><text:tab/> 32<text:tab/>Green foreground</text:p>
      <text:p text:style-name="P3"><text:tab/><text:tab/><text:tab/><text:tab/> 33<text:tab/>Yellow foreground</text:p>
      <text:p text:style-name="P3"><text:tab/><text:tab/><text:tab/><text:tab/> 34<text:tab/>Blue foreground</text:p>
      <text:p text:style-name="P3"><text:tab/><text:tab/><text:tab/><text:tab/> 35<text:tab/>Magenta foreground</text:p>
      <text:p text:style-name="P3"><text:tab/><text:tab/><text:tab/><text:tab/> 36<text:tab/>Cyan foreground</text:p>
      <text:p text:style-name="P3"><text:tab/><text:tab/><text:tab/><text:tab/> 37<text:tab/>White foreground</text:p>
      <text:p text:style-name="P3"><text:tab/><text:tab/><text:tab/><text:tab/> 40<text:tab/>Black background</text:p>
      <text:p text:style-name="P3"><text:tab/><text:tab/><text:tab/><text:tab/> 41<text:tab/>Red background</text:p>
      <text:p text:style-name="P3"><text:soft-page-break/><text:tab/><text:tab/><text:tab/><text:tab/> 42<text:tab/>Green background</text:p>
      <text:p text:style-name="P3"><text:tab/><text:tab/><text:tab/><text:tab/> 43<text:tab/>Yellow background</text:p>
      <text:p text:style-name="P3"><text:tab/><text:tab/><text:tab/><text:tab/> 44<text:tab/>Blue background</text:p>
      <text:p text:style-name="P3"><text:tab/><text:tab/><text:tab/><text:tab/> 45<text:tab/>Magenta background</text:p>
      <text:p text:style-name="P3"><text:tab/><text:tab/><text:tab/><text:tab/> 46<text:tab/>Cyan background</text:p>
      <text:p text:style-name="P3"><text:tab/><text:tab/><text:tab/><text:tab/> 47<text:tab/>White background</text:p>
      <text:p text:style-name="P4"><text:tab/><text:tab/><text:tab/><text:tab/> 48<text:tab/>Subscript background</text:p>
      <text:p text:style-name="P3"><text:tab/><text:tab/><text:tab/><text:tab/> 49<text:tab/>Superscript background</text:p>
      <text:p text:style-name="P3"/>
      <text:p text:style-name="P3"><text:tab/><text:tab/><text:tab/><text:tab/>Parameters 30 through 47 meet the ISO 6429 </text:p>
      <text:p text:style-name="P3"><text:tab/><text:tab/><text:tab/><text:tab/>standard.</text:p>
      <text:p text:style-name="P3"/>
      <text:p text:style-name="P3"/>
      <text:p text:style-name="P1"><text:span text:style-name="T1"><text:s/>ESC=</text:span><text:span text:style-name="T3">Ps</text:span><text:span text:style-name="T2">h</text:span><text:span text:style-name="T1"><text:tab/><text:tab/><text:tab/></text:span><text:span text:style-name="T5">Set Mode (SM)</text:span></text:p>
      <text:p text:style-name="P1"><text:span text:style-name="T1"><text:s/>ESC=</text:span><text:span text:style-name="T2">h</text:span><text:span text:style-name="T1"><text:tab/><text:tab/><text:tab/></text:span></text:p>
      <text:p text:style-name="P1"><text:span text:style-name="T1"><text:s/>ESC=0</text:span><text:span text:style-name="T2">h</text:span><text:span text:style-name="T1"><text:tab/><text:tab/><text:tab/>The SM escape sequence changes the screen <text:s text:c="2"/></text:span></text:p>
      <text:p text:style-name="P1"><text:span text:style-name="T1"><text:s/>ESC?7</text:span><text:span text:style-name="T2">h</text:span><text:span text:style-name="T1"><text:tab/><text:tab/><text:tab/>width or type to one of the following numeric </text:span></text:p>
      <text:p text:style-name="P3"><text:tab/><text:tab/><text:tab/><text:tab/>parameters:</text:p>
      <text:p text:style-name="P3"/>
      <text:p text:style-name="P1"><text:span text:style-name="T1"><text:tab/><text:tab/><text:tab/><text:tab/></text:span><text:span text:style-name="T5">Screen width parameters</text:span></text:p>
      <text:p text:style-name="P3"/>
      <text:p text:style-name="P3"><text:tab/><text:tab/><text:tab/><text:tab/> <text:s/>0<text:tab/>40x25 B&amp;W</text:p>
      <text:p text:style-name="P3"><text:tab/><text:tab/><text:tab/><text:tab/> <text:s/>1<text:tab/>40x25 color</text:p>
      <text:p text:style-name="P3"><text:tab/><text:tab/><text:tab/><text:tab/> <text:s/>2<text:tab/>80x25 B&amp;W</text:p>
      <text:p text:style-name="P3"><text:tab/><text:tab/><text:tab/><text:tab/> <text:s/>3<text:tab/>80x25 color</text:p>
      <text:p text:style-name="P3"><text:tab/><text:tab/><text:tab/><text:tab/> <text:s/>4<text:tab/>320x200 color</text:p>
      <text:p text:style-name="P3"><text:tab/><text:tab/><text:tab/><text:tab/> <text:s/>5<text:tab/>320x200 B&amp;W</text:p>
      <text:p text:style-name="P3"><text:tab/><text:tab/><text:tab/><text:tab/> <text:s/>6<text:tab/>640x200 B&amp;W</text:p>
      <text:p text:style-name="P3"><text:tab/><text:tab/><text:tab/><text:tab/> <text:s/>7<text:tab/>Wraps at the end of each line</text:p>
      <text:p text:style-name="P3"/>
      <text:p text:style-name="P3"/>
      <text:p text:style-name="P1"><text:span text:style-name="T1"><text:s/>ESC=</text:span><text:span text:style-name="T3">Ps</text:span><text:span text:style-name="T2">l</text:span><text:span text:style-name="T1"><text:tab/><text:tab/><text:tab/></text:span><text:span text:style-name="T5">Reset Mode (RM)</text:span></text:p>
      <text:p text:style-name="P1"><text:span text:style-name="T1"><text:s/>ESC=</text:span><text:span text:style-name="T2">l</text:span></text:p>
      <text:p text:style-name="P1"><text:span text:style-name="T1"><text:s/>ESC=0</text:span><text:span text:style-name="T2">l</text:span><text:span text:style-name="T1"><text:tab/><text:tab/><text:tab/>Parameters for RM are the same as for SM (Set </text:span></text:p>
      <text:p text:style-name="P3"><text:tab/><text:tab/><text:tab/><text:tab/>Mode), except parameter 7 resets the mode that </text:p>
      <text:p text:style-name="P3"><text:tab/><text:tab/><text:tab/><text:tab/>causes wrapping at the end of each line.</text:p>
      <text:p text:style-name="P3"/>
      <text:p text:style-name="P3"/>
      <text:p text:style-name="P3"/>
      <text:p text:style-name="P6">__________________________________________________________________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Courier PC" svg:font-family="'Courier P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fo:language="en" fo:country="US" style:font-name-asian="Courier" style:font-size-asian="12pt" style:font-name-complex="Courier" style:font-size-complex="12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3cm" fo:page-height="29.004cm" style:num-format="1" style:print-orientation="portrait" fo:margin-top="2cm" fo:margin-bottom="2cm" fo:margin-left="2cm" fo:margin-right="1.4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004cm" style:num-format="1" style:print-orientation="portrait" fo:margin-top="2cm" fo:margin-bottom="2cm" fo:margin-left="2cm" fo:margin-right="1.4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footer>
        <text:p text:style-name="MP1">- <text:page-number style:num-format="1" text:select-page="current">2</text:page-number><text:s/>-</text:p>
      </style:footer>
    </style:master-page>
    <style:master-page style:name="PM3" style:page-layout-name="Mpm4" draw:style-name="Mdp1">
      <style:header>
        <text:p text:style-name="MP1">MSDOS v3.3, User's Reference: ANSI.SYS</text:p>
      </style:header>
      <style:footer>
        <text:p text:style-name="MP1">- <text:page-number style:num-format="1" text:select-page="current">4</text:page-number><text:s/>-</text:p>
      </style:footer>
    </style:master-page>
    <style:master-page style:name="PM4" style:page-layout-name="Mpm4" draw:style-name="Mdp1">
      <style:header>
        <text:p text:style-name="MP1">MSDOS v3.3, User's Reference: ANSI.SYS</text:p>
      </style:header>
      <style:footer>
        <text:p text:style-name="MP1">- <text:page-number style:num-format="1" text:select-page="current">6</text:page-number><text:s/>-</text:p>
      </style:footer>
    </style:master-page>
    <style:master-page style:name="PM5" style:page-layout-name="Mpm4" draw:style-name="Mdp1">
      <style:header>
        <text:p text:style-name="MP1">MSDOS v3.3, User's Reference: ANSI.SYS</text:p>
      </style:header>
      <style:footer>
        <text:p text:style-name="MP1">- <text:page-number style:num-format="1" text:select-page="current">7</text:page-number><text:s/>-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document-statistic meta:table-count="0" meta:image-count="0" meta:object-count="0" meta:page-count="7" meta:paragraph-count="138" meta:word-count="730" meta:character-count="5109" meta:non-whitespace-character-count="4009"/>
  </office:meta>
</office:document-meta>
</file>